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" svg:font-family="Chilan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draw:fill="solid" draw:fill-color="#dde8cb" draw:opacity="50%" draw:textarea-horizontal-align="justify" draw:textarea-vertical-align="middle" draw:auto-grow-height="false" fo:min-height="10.926cm" fo:min-width="13.724cm"/>
    </style:style>
    <style:style style:name="gr2" style:family="graphic" style:parent-style-name="Default_5f_1">
      <style:graphic-properties draw:stroke="none" svg:stroke-color="#000000" draw:fill="none" draw:fill-color="#ffffff" fo:min-height="4.236cm"/>
      <style:paragraph-properties style:writing-mode="lr-tb"/>
    </style:style>
    <style:style style:name="gr3" style:family="graphic" style:parent-style-name="Default_5f_1">
      <style:graphic-properties draw:textarea-horizontal-align="justify" draw:textarea-vertical-align="middle" draw:auto-grow-height="false" fo:min-height="1.011cm" fo:min-width="3.809cm"/>
      <style:paragraph-properties style:writing-mode="lr-tb"/>
    </style:style>
    <style:style style:name="gr4" style:family="graphic" style:parent-style-name="Default_5f_1">
      <style:graphic-properties draw:fill="none" draw:textarea-horizontal-align="justify" draw:textarea-vertical-align="middle" draw:auto-grow-height="false" fo:min-height="0.766cm" fo:min-width="5.342cm"/>
      <style:paragraph-properties style:writing-mode="lr-tb"/>
    </style:style>
    <style:style style:name="gr5" style:family="graphic" style:parent-style-name="Default_5f_1">
      <style:graphic-properties draw:fill="none" draw:textarea-horizontal-align="justify" draw:textarea-vertical-align="middle" draw:auto-grow-height="false" fo:min-height="0.766cm" fo:min-width="6.094cm"/>
      <style:paragraph-properties style:writing-mode="lr-tb"/>
    </style:style>
    <style:style style:name="gr6" style:family="graphic" style:parent-style-name="Default_5f_1">
      <style:graphic-properties draw:fill="none" draw:textarea-horizontal-align="justify" draw:textarea-vertical-align="middle" draw:auto-grow-height="false" fo:min-height="1.02cm" fo:min-width="5.342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466cm" fo:min-width="5.259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3.851cm" fo:min-width="0cm"/>
      <style:paragraph-properties style:writing-mode="lr-tb"/>
    </style:style>
    <style:style style:name="gr10" style:family="graphic" style:parent-style-name="Default_5f_1">
      <style:graphic-properties draw:fill="none" draw:textarea-horizontal-align="justify" draw:textarea-vertical-align="middle" draw:auto-grow-height="false" fo:min-height="0.766cm" fo:min-width="3.437cm"/>
      <style:paragraph-properties style:writing-mode="lr-tb"/>
    </style:style>
    <style:style style:name="gr11" style:family="graphic" style:parent-style-name="Default_5f_1">
      <style:graphic-properties draw:fill="none" draw:textarea-horizontal-align="justify" draw:textarea-vertical-align="middle" draw:auto-grow-height="false" fo:min-height="0.766cm" fo:min-width="4.453cm"/>
      <style:paragraph-properties style:writing-mode="lr-tb"/>
    </style:style>
    <style:style style:name="gr12" style:family="graphic" style:parent-style-name="objectwithoutfill">
      <style:graphic-properties draw:stroke="dash" draw:stroke-dash="Double_20_Dot" draw:marker-end="Arrow" draw:marker-end-width="0.3cm" draw:fill="solid" draw:textarea-vertical-align="middle"/>
    </style:style>
    <style:style style:name="gr13" style:family="graphic" style:parent-style-name="Default_5f_1">
      <style:graphic-properties draw:fill="none" draw:textarea-horizontal-align="justify" draw:textarea-vertical-align="middle" draw:auto-grow-height="false" fo:min-height="0.912cm" fo:min-width="6.739cm"/>
      <style:paragraph-properties style:writing-mode="lr-tb"/>
    </style:style>
    <style:style style:name="gr14" style:family="graphic" style:parent-style-name="Default_5f_1">
      <style:graphic-properties draw:fill="none" draw:textarea-horizontal-align="justify" draw:textarea-vertical-align="middle" draw:auto-grow-height="false" fo:min-height="0.766cm" fo:min-width="3.564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093cm" fo:min-width="1.306cm"/>
      <style:paragraph-properties style:writing-mode="lr-tb"/>
    </style:style>
    <style:style style:name="gr16" style:family="graphic" style:parent-style-name="Default_5f_1">
      <style:graphic-properties draw:fill="none" draw:textarea-horizontal-align="justify" draw:textarea-vertical-align="middle" draw:auto-grow-height="false" fo:min-height="0.766cm" fo:min-width="5.938cm"/>
      <style:paragraph-properties style:writing-mode="lr-tb"/>
    </style:style>
    <style:style style:name="gr17" style:family="graphic" style:parent-style-name="Default_5f_1">
      <style:graphic-properties draw:fill="none" draw:textarea-horizontal-align="justify" draw:textarea-vertical-align="middle" draw:auto-grow-height="false" fo:min-height="0.716cm" fo:min-width="3.437cm"/>
      <style:paragraph-properties style:writing-mode="lr-tb"/>
    </style:style>
    <style:style style:name="gr18" style:family="graphic" style:parent-style-name="Default_5f_1" style:list-style-name="L1">
      <style:graphic-properties draw:textarea-horizontal-align="justify" draw:textarea-vertical-align="middle" draw:auto-grow-height="false" fo:min-height="1.011cm" fo:min-width="4.19cm"/>
      <style:paragraph-properties style:writing-mode="lr-tb"/>
    </style:style>
    <style:style style:name="gr19" style:family="graphic" style:parent-style-name="Default_5f_1">
      <style:graphic-properties draw:fill="none" draw:textarea-horizontal-align="justify" draw:textarea-vertical-align="middle" draw:auto-grow-height="false" fo:min-height="3.814cm" fo:min-width="10.676cm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386cm" fo:min-width="1.221cm"/>
      <style:paragraph-properties style:writing-mode="lr-tb"/>
    </style:style>
    <style:style style:name="gr21" style:family="graphic" style:parent-style-name="standard">
      <style:graphic-properties draw:stroke="none" draw:fill="solid" draw:fill-color="#dde8cb" draw:opacity="50%" draw:textarea-horizontal-align="justify" draw:textarea-vertical-align="middle" draw:auto-grow-height="false" fo:min-height="8.513cm" fo:min-width="14.74cm"/>
    </style:style>
    <style:style style:name="gr22" style:family="graphic" style:parent-style-name="standard">
      <style:graphic-properties draw:stroke="none" svg:stroke-color="#000000" draw:fill="none" draw:fill-color="#ffffff" fo:min-height="4.23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656cm" fo:min-width="4.006cm"/>
      <style:paragraph-properties style:writing-mode="lr-tb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.479cm" fo:min-width="5.63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4.83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6cm" fo:min-width="0cm"/>
      <style:paragraph-properties style:writing-mode="lr-tb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.48cm" fo:min-width="2.185cm"/>
      <style:paragraph-properties style:writing-mode="lr-tb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0.48cm" fo:min-width="5.5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1.306cm"/>
      <style:paragraph-properties style:writing-mode="lr-tb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766cm" fo:min-width="3.437cm"/>
      <style:paragraph-properties style:writing-mode="lr-tb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766cm" fo:min-width="5.469cm"/>
      <style:paragraph-properties style:writing-mode="lr-tb"/>
    </style:style>
    <style:style style:name="gr32" style:family="graphic" style:parent-style-name="objectwithoutfill">
      <style:graphic-properties draw:stroke="dash" draw:stroke-dash="Long_20_Dot" draw:marker-end="Arrow" draw:marker-end-width="0.3cm" draw:fill="solid" draw:textarea-vertical-align="middle"/>
    </style:style>
    <style:style style:name="gr33" style:family="graphic" style:parent-style-name="Default_5f_1">
      <style:graphic-properties draw:stroke="none" draw:fill="solid" draw:fill-color="#dde8cb" draw:opacity="50%" draw:textarea-horizontal-align="justify" draw:textarea-vertical-align="middle" draw:auto-grow-height="false" fo:min-height="8.767cm" fo:min-width="13.724cm"/>
    </style:style>
    <style:style style:name="gr34" style:family="graphic" style:parent-style-name="Default_5f_1">
      <style:graphic-properties draw:stroke="none" svg:stroke-color="#000000" draw:fill="none" draw:fill-color="#ffffff" fo:min-height="5.006cm"/>
      <style:paragraph-properties style:writing-mode="lr-tb"/>
    </style:style>
    <style:style style:name="gr3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39cm" fo:min-width="1.30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5.006cm"/>
      <style:paragraph-properties style:writing-mode="lr-tb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479cm" fo:min-width="6.105cm"/>
      <style:paragraph-properties style:writing-mode="lr-tb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0.48cm" fo:min-width="6.065cm"/>
      <style:paragraph-properties style:writing-mode="lr-tb"/>
    </style:style>
    <style:style style:name="gr39" style:family="graphic" style:parent-style-name="Default_5f_1" style:list-style-name="L1">
      <style:graphic-properties draw:textarea-horizontal-align="justify" draw:textarea-vertical-align="middle" draw:auto-grow-height="false" fo:min-height="1.011cm" fo:min-width="4.1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5.391cm"/>
      <style:paragraph-properties style:writing-mode="lr-tb"/>
    </style:style>
    <style:style style:name="P1" style:family="paragraph">
      <loext:graphic-properties draw:fill="solid" draw:fill-color="#dde8cb" draw:opacity="50%"/>
      <style:paragraph-properties fo:text-align="center"/>
      <style:text-properties style:font-name="Chilanka"/>
    </style:style>
    <style:style style:name="P2" style:family="paragraph">
      <loext:graphic-properties draw:fill="none" draw:fill-color="#ffffff"/>
      <style:paragraph-properties style:writing-mode="lr-tb"/>
      <style:text-properties style:font-name="Chilanka" fo:font-size="10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hilanka" fo:font-size="18pt" style:font-size-asian="18pt" style:font-size-complex="18pt"/>
    </style:style>
    <style:style style:name="P4" style:family="paragraph">
      <style:paragraph-properties fo:text-align="center" style:writing-mode="lr-tb"/>
      <style:text-properties style:font-name="Chilanka"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  <style:text-properties style:font-name="Chilanka" fo:font-size="10pt" style:font-size-asian="10pt" style:font-size-complex="10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Chilanka" fo:font-size="10pt" style:font-size-asian="10pt" style:font-size-complex="10pt"/>
    </style:style>
    <style:style style:name="P8" style:family="paragraph">
      <style:paragraph-properties fo:text-align="center" style:writing-mode="lr-tb"/>
      <style:text-properties style:font-name="Chilanka" fo:font-size="10pt"/>
    </style:style>
    <style:style style:name="P9" style:family="paragraph">
      <loext:graphic-properties draw:fill="none"/>
      <style:paragraph-properties fo:text-align="center" style:writing-mode="lr-tb"/>
      <style:text-properties style:font-name="Chilanka" fo:font-size="10pt"/>
    </style:style>
    <style:style style:name="P10" style:family="paragraph">
      <loext:graphic-properties draw:fill="none" draw:fill-color="#ffffff"/>
      <style:paragraph-properties style:writing-mode="lr-tb"/>
      <style:text-properties style:font-name="Chilanka"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Chilanka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 style:writing-mode="lr-tb"/>
      <style:text-properties style:font-name="Chilanka" fo:font-size="10pt" style:font-size-asian="18pt" style:font-size-complex="18pt"/>
    </style:style>
    <style:style style:name="P15" style:family="paragraph">
      <loext:graphic-properties draw:fill="solid"/>
      <style:paragraph-properties fo:text-align="center"/>
      <style:text-properties fo:font-size="1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hilanka" fo:font-size="10pt"/>
    </style:style>
    <style:style style:name="T1" style:family="text">
      <style:text-properties style:font-name="Chilanka" fo:font-size="10pt" fo:font-weight="bold" style:font-weight-asian="bold" style:font-weight-complex="bold"/>
    </style:style>
    <style:style style:name="T2" style:family="text">
      <style:text-properties style:font-name="Chilanka" fo:font-size="10pt"/>
    </style:style>
    <style:style style:name="T3" style:family="text">
      <style:text-properties style:font-name="Chilanka" fo:font-size="10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Chilanka" fo:font-size="18pt" style:font-size-asian="18pt" style:font-size-complex="18pt"/>
    </style:style>
    <style:style style:name="T5" style:family="text">
      <style:text-properties style:font-name="Chilanka" fo:font-size="10pt" style:font-size-asian="10pt" style:font-size-complex="10pt"/>
    </style:style>
    <style:style style:name="T6" style:family="text">
      <style:text-properties style:text-line-through-style="solid" style:text-line-through-type="single" style:font-name="Chilanka" fo:font-size="10pt" style:font-size-asian="10pt" style:font-size-complex="10pt"/>
    </style:style>
    <style:style style:name="T7" style:family="text">
      <style:text-properties style:font-name="Chilanka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Chilanka" fo:font-size="10pt" style:font-size-asian="18pt" style:font-size-complex="18pt"/>
    </style:style>
    <style:style style:name="T9" style:family="text">
      <style:text-properties style:font-name="Chilanka" fo:font-size="10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24cm" svg:height="11.176cm" svg:x="6.207cm" svg:y="5.44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15cm" svg:height="4.486cm" svg:x="1cm" svg:y="0.959cm">
          <draw:text-box>
            <text:p><text:span text:style-name="T1">Bank Module’s BeforeSend Hook</text:span><text:span text:style-name="T1"><text:line-break/></text:span><text:span text:style-name="T1"><text:line-break/></text:span><text:span text:style-name="T1">is called from: </text:span></text:p>
            <text:p><text:span text:style-name="T2"><text:line-break/></text:span><text:span text:style-name="T2">send.go:</text:span></text:p>
            <text:list text:style-name="L2">
              <text:list-item>
                <text:p><text:span text:style-name="T3">SendCoins</text:span></text:p>
              </text:list-item>
              <text:list-item>
                <text:p><text:span text:style-name="T3">SendManyCoins</text:span></text:p>
              </text:list-item>
            </text:list>
            <text:p><text:span text:style-name="T2"/></text:p>
            <text:p><text:span text:style-name="T2">Keeper.go:</text:span></text:p>
            <text:list text:continue-numbering="true" text:style-name="L2">
              <text:list-item>
                <text:p><text:span text:style-name="T2">DelegateCoins</text:span></text:p>
              </text:list-item>
              <text:list-item>
                <text:p><text:span text:style-name="T2">UndelegateCoins</text:span></text:p>
              </text:list-item>
            </text:list>
          </draw:text-box>
        </draw:frame>
        <draw:custom-shape draw:style-name="gr3" draw:text-style-name="P3" xml:id="id2" draw:id="id2" draw:layer="layout" svg:width="4.445cm" svg:height="1.397cm" svg:x="13.589cm" svg:y="14.633cm">
          <text:p text:style-name="P3"><text:span text:style-name="T4">sendCo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5.842cm" svg:height="1.016cm" svg:x="6.816cm" svg:y="9.763cm">
          <text:p text:style-name="P4"><text:span text:style-name="T5">SendCoinsFromModuleTo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" draw:id="id3" draw:layer="layout" svg:width="5.842cm" svg:height="1.016cm" svg:x="6.816cm" svg:y="11.163cm">
          <text:p text:style-name="P4"><text:span text:style-name="T5">SendCoinsFromModuleTo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5.842cm" svg:height="1.016cm" svg:x="6.816cm" svg:y="12.563cm">
          <text:p text:style-name="P4"><text:span text:style-name="T5">SendCoinsFromAccountTo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1" draw:id="id11" draw:layer="layout" svg:width="6.594cm" svg:height="1.016cm" svg:x="6.876cm" svg:y="16.748cm">
          <text:p text:style-name="P4"><text:span text:style-name="T5">CreateVestingAccount</text:span><text:span text:style-name="T5"><text:line-break/></text:span><text:span text:style-name="T5">(Auth, creates vesting acc and </text:span><text:span text:style-name="T5">sends co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2" draw:id="id12" draw:layer="layout" svg:width="5.842cm" svg:height="1.016cm" svg:x="8.254cm" svg:y="17.963cm">
          <text:p text:style-name="P4"><text:span text:style-name="T5">CreateClawbackVesting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3" draw:id="id13" draw:layer="layout" svg:width="5.842cm" svg:height="1.27cm" svg:x="10.954cm" svg:y="19.034cm">
          <text:p text:style-name="P4"><text:span text:style-name="T5">Clawback</text:span></text:p>
          <text:p text:style-name="P4"><text:span text:style-name="T5">(removes the unvested amount </text:span></text:p>
          <text:p text:style-name="P4"><text:span text:style-name="T5">from a ClawbackVestingAccou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2.658cm" svg:y1="10.271cm" svg:x2="13.589cm" svg:y2="15.331cm" draw:start-shape="id1" draw:end-shape="id2" draw:end-glue-point="3" svg:d="M12658 10271l931 5060" svg:viewBox="0 0 932 5061">
          <text:p/>
        </draw:connector>
        <draw:connector draw:style-name="gr7" draw:text-style-name="P6" draw:layer="layout" draw:type="line" svg:x1="12.658cm" svg:y1="11.671cm" svg:x2="13.589cm" svg:y2="15.331cm" draw:start-shape="id3" draw:start-glue-point="1" draw:end-shape="id2" draw:end-glue-point="3" svg:d="M12658 11671l931 3660" svg:viewBox="0 0 932 3661">
          <text:p/>
        </draw:connector>
        <draw:connector draw:style-name="gr7" draw:text-style-name="P6" draw:layer="layout" draw:type="line" svg:x1="12.658cm" svg:y1="13.071cm" svg:x2="13.589cm" svg:y2="15.331cm" draw:start-shape="id4" draw:start-glue-point="1" draw:end-shape="id2" draw:end-glue-point="3" svg:d="M12658 13071l931 2260" svg:viewBox="0 0 932 2261">
          <text:p/>
        </draw:connector>
        <draw:frame draw:style-name="gr8" draw:text-style-name="P7" draw:layer="layout" svg:width="5.759cm" svg:height="3.716cm" svg:x="14.206cm" svg:y="1.635cm">
          <draw:text-box>
            <text:p><text:span text:style-name="T5">Cosmos – SDK “core” <text:s/></text:span><text:span text:style-name="T5">modules:</text:span></text:p>
            <text:list text:style-name="L2">
              <text:list-item>
                <text:p><text:span text:style-name="T5">Governance</text:span></text:p>
              </text:list-item>
              <text:list-item>
                <text:p><text:span text:style-name="T5">Distribution</text:span></text:p>
              </text:list-item>
              <text:list-item>
                <text:p><text:span text:style-name="T5">Staking</text:span></text:p>
              </text:list-item>
              <text:list-item>
                <text:p><text:span text:style-name="T6">Mint</text:span></text:p>
              </text:list-item>
              <text:list-item>
                <text:p><text:span text:style-name="T5">Auth</text:span></text:p>
              </text:list-item>
              <text:list-item>
                <text:p><text:span text:style-name="T5">Crisis</text:span></text:p>
              </text:list-item>
              <text:list-item>
                <text:p><text:span text:style-name="T5">FeeGrant (func is </text:span><text:span text:style-name="T5">not used?)</text:span></text:p>
                <text:p><text:span text:style-name="T5"/></text:p>
              </text:list-item>
            </text:list>
          </draw:text-box>
        </draw:frame>
        <draw:frame draw:style-name="gr9" draw:text-style-name="P7" draw:layer="layout" svg:width="4.064cm" svg:height="4.101cm" svg:x="20.939cm" svg:y="1.729cm">
          <draw:text-box>
            <text:p><text:span text:style-name="T5">Osmosis modules:</text:span></text:p>
            <text:list text:style-name="L2">
              <text:list-item>
                <text:p><text:span text:style-name="T5">GAMM module</text:span></text:p>
              </text:list-item>
              <text:list-item>
                <text:p><text:span text:style-name="T5">Incentives</text:span></text:p>
              </text:list-item>
              <text:list-item>
                <text:p><text:span text:style-name="T5">Lockup</text:span></text:p>
              </text:list-item>
              <text:list-item>
                <text:p><text:span text:style-name="T5">Mint</text:span></text:p>
              </text:list-item>
              <text:list-item>
                <text:p><text:span text:style-name="T5">PoolIncentives</text:span></text:p>
              </text:list-item>
              <text:list-item>
                <text:p><text:span text:style-name="T5">SuperFluid</text:span></text:p>
              </text:list-item>
              <text:list-item>
                <text:p><text:span text:style-name="T5">TokenFactory</text:span></text:p>
              </text:list-item>
              <text:list-item>
                <text:p><text:span text:style-name="T5">TxFees</text:span></text:p>
                <text:p><text:span text:style-name="T5"/></text:p>
              </text:list-item>
            </text:list>
          </draw:text-box>
        </draw:frame>
        <draw:custom-shape draw:style-name="gr10" draw:text-style-name="P9" xml:id="id6" draw:id="id6" draw:layer="layout" svg:width="3.937cm" svg:height="1.016cm" svg:x="0.992cm" svg:y="9.263cm">
          <text:p text:style-name="P8"><text:span text:style-name="T2">Govern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5" draw:id="id5" draw:layer="layout" svg:width="4.953cm" svg:height="1.016cm" svg:x="1cm" svg:y="13.716cm">
          <text:p text:style-name="P8"><text:span text:style-name="T2">Auth</text:span><text:span text:style-name="T2"><text:line-break/></text:span><text:span text:style-name="T2">(ante handler, fees – DeductFee)</text:span><text:span text:style-name="T2"><text:line-break/></text:span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draw:type="line" svg:x1="5.953cm" svg:y1="14.224cm" svg:x2="6.816cm" svg:y2="13.071cm" draw:start-shape="id5" draw:start-glue-point="1" draw:end-shape="id4" draw:end-glue-point="3" svg:d="M5953 14224l863-1153" svg:viewBox="0 0 864 1154">
          <text:p/>
        </draw:connector>
        <draw:connector draw:style-name="gr7" draw:text-style-name="P6" draw:layer="layout" draw:type="line" svg:x1="2.96cm" svg:y1="10.279cm" svg:x2="9.737cm" svg:y2="11.163cm" draw:start-shape="id6" draw:start-glue-point="2" draw:end-shape="id3" draw:end-glue-point="0" svg:d="M2960 10279l6777 884" svg:viewBox="0 0 6778 885">
          <text:p/>
        </draw:connector>
        <draw:custom-shape draw:style-name="gr13" draw:text-style-name="P9" xml:id="id7" draw:id="id7" draw:layer="layout" svg:width="7.239cm" svg:height="1.162cm" svg:x="0.914cm" svg:y="15.213cm">
          <text:p text:style-name="P8"><text:span text:style-name="T2">Crisis</text:span><text:span text:style-name="T2"><text:line-break/></text:span><text:span text:style-name="T2">(VerifyInvariant -&gt;</text:span></text:p>
          <text:p text:style-name="P8"><text:span text:style-name="T2">SendCoinsFromA</text:span><text:span text:style-name="T2">ccountToThe </text:span><text:span text:style-name="T2">FeeCollect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xml:id="id8" draw:id="id8" draw:layer="layout" svg:width="4.064cm" svg:height="1.016cm" svg:x="0.992cm" svg:y="12.303cm">
          <text:p text:style-name="P8"><text:span text:style-name="T2">Distribution</text:span><text:span text:style-name="T2"><text:line-break/></text:span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8.153cm" svg:y1="15.794cm" svg:x2="6.816cm" svg:y2="13.071cm" draw:start-shape="id7" draw:start-glue-point="1" draw:end-shape="id4" draw:end-glue-point="3" svg:d="M8153 15794l-1337-2723" svg:viewBox="0 0 1338 2724">
          <text:p/>
        </draw:connector>
        <draw:connector draw:style-name="gr7" draw:text-style-name="P6" draw:layer="layout" draw:type="line" svg:x1="5.056cm" svg:y1="12.811cm" svg:x2="6.816cm" svg:y2="10.271cm" draw:start-shape="id8" draw:start-glue-point="1" draw:end-shape="id1" draw:end-glue-point="3" svg:d="M5056 12811l1760-2540" svg:viewBox="0 0 1761 2541">
          <text:p/>
        </draw:connector>
        <draw:connector draw:style-name="gr7" draw:text-style-name="P6" draw:layer="layout" draw:type="line" svg:x1="5.056cm" svg:y1="12.811cm" svg:x2="6.816cm" svg:y2="13.071cm" draw:start-shape="id8" draw:start-glue-point="1" draw:end-shape="id4" draw:end-glue-point="3" svg:d="M5056 12811l1760 260" svg:viewBox="0 0 1761 261">
          <text:p/>
        </draw:connector>
        <draw:connector draw:style-name="gr7" draw:text-style-name="P6" draw:layer="layout" draw:type="line" svg:x1="5.056cm" svg:y1="12.811cm" svg:x2="6.816cm" svg:y2="11.671cm" draw:start-shape="id8" draw:start-glue-point="1" draw:end-shape="id3" draw:end-glue-point="3" svg:d="M5056 12811l1760-1140" svg:viewBox="0 0 1761 1141">
          <text:p/>
        </draw:connector>
        <draw:custom-shape draw:style-name="gr11" draw:text-style-name="P9" xml:id="id9" draw:id="id9" draw:layer="layout" svg:width="4.953cm" svg:height="1.016cm" svg:x="0.905cm" svg:y="17.161cm">
          <text:p text:style-name="P8"><text:span text:style-name="T2">FeeGrant</text:span></text:p>
          <text:p text:style-name="P8"><text:span text:style-name="T2">(func is expected, but not us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draw:type="line" svg:x1="5.858cm" svg:y1="17.669cm" svg:x2="6.816cm" svg:y2="13.071cm" draw:start-shape="id9" draw:start-glue-point="1" draw:end-shape="id4" svg:d="M5858 17669l958-4598" svg:viewBox="0 0 959 4599">
          <text:p/>
        </draw:connector>
        <draw:connector draw:style-name="gr7" draw:text-style-name="P6" draw:layer="layout" draw:type="line" svg:x1="2.96cm" svg:y1="10.279cm" svg:x2="6.816cm" svg:y2="13.071cm" draw:start-shape="id6" draw:start-glue-point="2" draw:end-shape="id4" draw:end-glue-point="3" svg:d="M2960 10279l3856 2792" svg:viewBox="0 0 3857 2793">
          <text:p/>
        </draw:connector>
        <draw:custom-shape draw:style-name="gr10" draw:text-style-name="P9" xml:id="id10" draw:id="id10" draw:layer="layout" svg:width="3.937cm" svg:height="1.016cm" svg:x="1.027cm" svg:y="10.745cm">
          <text:p text:style-name="P8"><text:span text:style-name="T2">Sta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draw:layer="layout" svg:width="3.175cm" svg:height="1.343cm" svg:x="1cm" svg:y="7.223cm">
          <draw:text-box>
            <text:p><text:span text:style-name="T7">Core </text:span><text:span text:style-name="T7">modules</text:span></text:p>
          </draw:text-box>
        </draw:frame>
        <draw:connector draw:style-name="gr7" draw:text-style-name="P6" draw:layer="layout" draw:type="line" svg:x1="4.964cm" svg:y1="11.253cm" svg:x2="6.816cm" svg:y2="10.271cm" draw:start-shape="id10" draw:start-glue-point="1" draw:end-shape="id1" draw:end-glue-point="3" svg:d="M4964 11253l1852-982" svg:viewBox="0 0 1853 983">
          <text:p/>
        </draw:connector>
        <draw:connector draw:style-name="gr7" draw:text-style-name="P6" draw:layer="layout" draw:type="line" svg:x1="10.173cm" svg:y1="16.748cm" svg:x2="13.589cm" svg:y2="15.331cm" draw:start-shape="id11" draw:start-glue-point="0" draw:end-shape="id2" draw:end-glue-point="3" svg:d="M10173 16748l3416-1417" svg:viewBox="0 0 3417 1418">
          <text:p/>
        </draw:connector>
        <draw:connector draw:style-name="gr7" draw:text-style-name="P6" draw:layer="layout" draw:type="line" svg:x1="11.175cm" svg:y1="17.963cm" svg:x2="13.589cm" svg:y2="15.331cm" draw:start-shape="id12" draw:start-glue-point="0" draw:end-shape="id2" draw:end-glue-point="3" svg:d="M11175 17963l2414-2632" svg:viewBox="0 0 2415 2633">
          <text:p/>
        </draw:connector>
        <draw:connector draw:style-name="gr7" draw:text-style-name="P6" draw:layer="layout" draw:type="line" svg:x1="13.875cm" svg:y1="19.034cm" svg:x2="13.589cm" svg:y2="15.331cm" draw:start-shape="id13" draw:start-glue-point="0" draw:end-shape="id2" svg:d="M13875 19034l-286-3703" svg:viewBox="0 0 287 3704">
          <text:p/>
        </draw:connector>
        <draw:frame draw:style-name="gr15" draw:text-style-name="P10" draw:layer="layout" svg:width="5.461cm" svg:height="1.343cm" svg:x="22.082cm" svg:y="6.588cm">
          <draw:text-box>
            <text:p><text:span text:style-name="T7">Osmosis modules</text:span></text:p>
          </draw:text-box>
        </draw:frame>
        <draw:custom-shape draw:style-name="gr10" draw:text-style-name="P9" xml:id="id14" draw:id="id14" draw:layer="layout" svg:width="3.937cm" svg:height="1.016cm" svg:x="22.866cm" svg:y="7.947cm">
          <text:p text:style-name="P8"><text:span text:style-name="T2">GA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draw:type="line" svg:x1="22.866cm" svg:y1="8.455cm" svg:x2="12.658cm" svg:y2="10.271cm" draw:start-shape="id14" draw:start-glue-point="3" draw:end-shape="id1" draw:end-glue-point="1" svg:d="M22866 8455l-10208 1816" svg:viewBox="0 0 10209 1817">
          <text:p/>
        </draw:connector>
        <draw:connector draw:style-name="gr7" draw:text-style-name="P6" draw:layer="layout" draw:type="line" svg:x1="22.866cm" svg:y1="8.455cm" svg:x2="12.658cm" svg:y2="11.671cm" draw:start-shape="id14" draw:end-shape="id3" draw:end-glue-point="1" svg:d="M22866 8455l-10208 3216" svg:viewBox="0 0 10209 3217">
          <text:p/>
        </draw:connector>
        <draw:connector draw:style-name="gr7" draw:text-style-name="P6" draw:layer="layout" draw:type="line" svg:x1="22.866cm" svg:y1="8.455cm" svg:x2="12.658cm" svg:y2="13.071cm" draw:start-shape="id14" draw:start-glue-point="3" draw:end-shape="id4" draw:end-glue-point="1" svg:d="M22866 8455l-10208 4616" svg:viewBox="0 0 10209 4617">
          <text:p/>
        </draw:connector>
        <draw:custom-shape draw:style-name="gr10" draw:text-style-name="P9" xml:id="id15" draw:id="id15" draw:layer="layout" svg:width="3.937cm" svg:height="1.016cm" svg:x="22.866cm" svg:y="9.147cm">
          <text:p text:style-name="P8"><text:span text:style-name="T2">Incenti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22.866cm" svg:y1="9.655cm" svg:x2="12.658cm" svg:y2="13.071cm" draw:start-shape="id15" draw:start-glue-point="3" draw:end-shape="id4" draw:end-glue-point="1" svg:d="M22866 9655l-10208 3416" svg:viewBox="0 0 10209 3417">
          <text:p/>
        </draw:connector>
        <draw:custom-shape draw:style-name="gr16" draw:text-style-name="P5" xml:id="id16" draw:id="id16" draw:layer="layout" svg:width="6.438cm" svg:height="1.016cm" svg:x="6.816cm" svg:y="7.563cm">
          <text:p text:style-name="P4"><text:span text:style-name="T5">SendCoinsFromModuleToManyAc</text:span><text:span text:style-name="T5">counts</text:span></text:p>
          <text:p text:style-name="P4"><text:span text:style-name="T5">(osmosis specifi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22.866cm" svg:y1="9.655cm" svg:x2="13.254cm" svg:y2="8.071cm" draw:start-shape="id15" draw:start-glue-point="3" draw:end-shape="id16" draw:end-glue-point="1" svg:d="M22866 9655l-9612-1584" svg:viewBox="0 0 9613 1585">
          <text:p/>
        </draw:connector>
        <draw:connector draw:style-name="gr12" draw:text-style-name="P6" draw:layer="layout" draw:type="line" svg:x1="22.866cm" svg:y1="9.655cm" svg:x2="12.658cm" svg:y2="11.671cm" draw:start-shape="id15" draw:start-glue-point="3" draw:end-shape="id3" draw:end-glue-point="1" svg:d="M22866 9655l-10208 2016" svg:viewBox="0 0 10209 2017">
          <text:p/>
        </draw:connector>
        <draw:custom-shape draw:style-name="gr10" draw:text-style-name="P9" xml:id="id17" draw:id="id17" draw:layer="layout" svg:width="3.937cm" svg:height="1.016cm" svg:x="22.866cm" svg:y="10.247cm">
          <text:p text:style-name="P8"><text:span text:style-name="T2">Lockup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22.866cm" svg:y1="10.755cm" svg:x2="12.658cm" svg:y2="11.671cm" draw:start-shape="id17" draw:start-glue-point="3" draw:end-shape="id3" draw:end-glue-point="1" svg:d="M22866 10755l-10208 916" svg:viewBox="0 0 10209 917">
          <text:p/>
        </draw:connector>
        <draw:connector draw:style-name="gr7" draw:text-style-name="P6" draw:layer="layout" draw:type="line" svg:x1="22.866cm" svg:y1="10.755cm" svg:x2="12.658cm" svg:y2="13.071cm" draw:start-shape="id17" draw:start-glue-point="3" draw:end-shape="id4" draw:end-glue-point="1" svg:d="M22866 10755l-10208 2316" svg:viewBox="0 0 10209 2317">
          <text:p/>
        </draw:connector>
        <draw:custom-shape draw:style-name="gr10" draw:text-style-name="P9" xml:id="id18" draw:id="id18" draw:layer="layout" svg:width="3.937cm" svg:height="1.016cm" svg:x="22.866cm" svg:y="11.447cm">
          <text:p text:style-name="P8"><text:span text:style-name="T2">Mint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22.866cm" svg:y1="11.955cm" svg:x2="12.658cm" svg:y2="11.671cm" draw:start-shape="id18" draw:start-glue-point="3" draw:end-shape="id3" draw:end-glue-point="1" svg:d="M22866 11955l-10208-284" svg:viewBox="0 0 10209 285">
          <text:p/>
        </draw:connector>
        <draw:connector draw:style-name="gr7" draw:text-style-name="P6" draw:layer="layout" draw:type="line" svg:x1="22.866cm" svg:y1="11.955cm" svg:x2="12.658cm" svg:y2="10.271cm" draw:start-shape="id18" draw:start-glue-point="3" draw:end-shape="id1" draw:end-glue-point="1" svg:d="M22866 11955l-10208-1684" svg:viewBox="0 0 10209 1685">
          <text:p/>
        </draw:connector>
        <draw:custom-shape draw:style-name="gr10" draw:text-style-name="P9" xml:id="id19" draw:id="id19" draw:layer="layout" svg:width="3.937cm" svg:height="1.016cm" svg:x="22.866cm" svg:y="12.647cm">
          <text:p text:style-name="P8"><text:span text:style-name="T2">Pool Incenti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draw:type="line" svg:x1="22.866cm" svg:y1="13.155cm" svg:x2="12.658cm" svg:y2="10.271cm" draw:start-shape="id19" draw:start-glue-point="3" draw:end-shape="id1" draw:end-glue-point="1" svg:d="M22866 13155l-10208-2884" svg:viewBox="0 0 10209 2885">
          <text:p/>
        </draw:connector>
        <draw:custom-shape draw:style-name="gr10" draw:text-style-name="P9" xml:id="id20" draw:id="id20" draw:layer="layout" svg:width="3.937cm" svg:height="1.016cm" svg:x="22.866cm" svg:y="13.947cm">
          <text:p text:style-name="P8"><text:span text:style-name="T2">Superflu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22.866cm" svg:y1="14.455cm" svg:x2="12.658cm" svg:y2="13.071cm" draw:start-shape="id20" draw:start-glue-point="3" draw:end-shape="id4" draw:end-glue-point="1" svg:d="M22866 14455l-10208-1384" svg:viewBox="0 0 10209 1385">
          <text:p/>
        </draw:connector>
        <draw:connector draw:style-name="gr7" draw:text-style-name="P6" draw:layer="layout" draw:type="line" svg:x1="22.866cm" svg:y1="14.455cm" svg:x2="12.658cm" svg:y2="11.671cm" draw:start-shape="id20" draw:start-glue-point="3" draw:end-shape="id3" draw:end-glue-point="1" svg:d="M22866 14455l-10208-2784" svg:viewBox="0 0 10209 2785">
          <text:p/>
        </draw:connector>
        <draw:custom-shape draw:style-name="gr17" draw:text-style-name="P9" xml:id="id21" draw:id="id21" draw:layer="layout" svg:width="3.937cm" svg:height="0.966cm" svg:x="22.866cm" svg:y="15.147cm">
          <text:p text:style-name="P8"><text:span text:style-name="T2">Token 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22.866cm" svg:y1="15.63cm" svg:x2="12.658cm" svg:y2="13.071cm" draw:start-shape="id21" draw:start-glue-point="3" draw:end-shape="id4" draw:end-glue-point="1" svg:d="M22866 15630l-10208-2559" svg:viewBox="0 0 10209 2560">
          <text:p/>
        </draw:connector>
        <draw:connector draw:style-name="gr7" draw:text-style-name="P6" draw:layer="layout" draw:type="line" svg:x1="22.866cm" svg:y1="15.63cm" svg:x2="12.658cm" svg:y2="11.671cm" draw:start-shape="id21" draw:start-glue-point="3" draw:end-shape="id3" draw:end-glue-point="1" svg:d="M22866 15630l-10208-3959" svg:viewBox="0 0 10209 3960">
          <text:p/>
        </draw:connector>
        <draw:custom-shape draw:style-name="gr17" draw:text-style-name="P9" xml:id="id22" draw:id="id22" draw:layer="layout" svg:width="3.937cm" svg:height="0.966cm" svg:x="22.866cm" svg:y="16.447cm">
          <text:p text:style-name="P8"><text:span text:style-name="T2">TxF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22.866cm" svg:y1="16.93cm" svg:x2="12.658cm" svg:y2="13.071cm" draw:start-shape="id22" draw:start-glue-point="3" draw:end-shape="id4" draw:end-glue-point="1" svg:d="M22866 16930l-10208-3859" svg:viewBox="0 0 10209 3860">
          <text:p/>
        </draw:connector>
        <draw:connector draw:style-name="gr7" draw:text-style-name="P6" draw:layer="layout" draw:type="line" svg:x1="22.866cm" svg:y1="16.93cm" svg:x2="12.658cm" svg:y2="10.271cm" draw:start-shape="id22" draw:start-glue-point="3" draw:end-shape="id1" draw:end-glue-point="1" svg:d="M22866 16930l-10208-6659" svg:viewBox="0 0 10209 6660">
          <text:p/>
        </draw:connector>
        <draw:frame draw:style-name="gr15" draw:text-style-name="P12" draw:layer="layout" svg:width="2.413cm" svg:height="1.343cm" svg:x="6.461cm" svg:y="5.499cm">
          <draw:text-box>
            <text:p text:style-name="P11"><text:span text:style-name="T7">Bank module</text:span></text:p>
          </draw:text-box>
        </draw:frame>
        <draw:custom-shape draw:style-name="gr18" draw:text-style-name="P3" xml:id="id23" draw:id="id23" draw:layer="layout" svg:width="4.826cm" svg:height="1.397cm" svg:x="14.7cm" svg:y="5.572cm">
          <text:p text:style-name="P3"><text:span text:style-name="T4">sendManyCo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line" svg:x1="13.254cm" svg:y1="8.071cm" svg:x2="14.7cm" svg:y2="6.27cm" draw:start-shape="id16" draw:start-glue-point="1" draw:end-shape="id23" svg:d="M13254 8071l1446-1801" svg:viewBox="0 0 1447 1802">
          <text:p/>
        </draw:connector>
        <draw:custom-shape draw:style-name="gr19" draw:text-style-name="P13" draw:layer="layout" svg:width="11.176cm" svg:height="4.064cm" svg:x="6.461cm" svg:y="16.748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1.721cm" svg:height="0.636cm" svg:x="6.715cm" svg:y="19.923cm">
          <draw:text-box>
            <text:p><text:span text:style-name="T5">Vesting</text:span></text:p>
          </draw:text-box>
        </draw:frame>
        <draw:connector draw:style-name="gr7" draw:text-style-name="P6" draw:layer="layout" draw:type="line" svg:x1="22.866cm" svg:y1="8.455cm" svg:x2="18.034cm" svg:y2="15.331cm" draw:start-shape="id14" draw:start-glue-point="3" draw:end-shape="id2" draw:end-glue-point="1" svg:d="M22866 8455l-4832 6876" svg:viewBox="0 0 4833 6877">
          <text:p/>
        </draw:connector>
        <draw:connector draw:style-name="gr12" draw:text-style-name="P6" draw:layer="layout" draw:type="line" svg:x1="22.866cm" svg:y1="15.63cm" svg:x2="18.034cm" svg:y2="15.331cm" draw:start-shape="id21" draw:start-glue-point="3" draw:end-shape="id2" draw:end-glue-point="1" svg:d="M22866 15630l-4832-299" svg:viewBox="0 0 4833 300">
          <text:p/>
        </draw:connector>
      </draw:page>
      <draw:page draw:name="page2" draw:style-name="dp1" draw:master-page-name="Default">
        <draw:custom-shape draw:style-name="gr21" draw:text-style-name="P1" draw:layer="layout" svg:width="15.24cm" svg:height="8.763cm" svg:x="4.302cm" svg:y="6.969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5.715cm" svg:height="4.486cm" svg:x="1.254cm" svg:y="1cm">
          <draw:text-box>
            <text:p><text:span text:style-name="T1">Bank Module’s BeforeSend Hook</text:span><text:span text:style-name="T1"><text:line-break/></text:span><text:span text:style-name="T1"><text:line-break/></text:span><text:span text:style-name="T1">is called from: </text:span></text:p>
            <text:p><text:span text:style-name="T2"><text:line-break/></text:span><text:span text:style-name="T2">send.go:</text:span></text:p>
            <text:list text:style-name="L2">
              <text:list-item>
                <text:p><text:span text:style-name="T2">SendCoins</text:span></text:p>
              </text:list-item>
              <text:list-item>
                <text:p><text:span text:style-name="T2">SendManyCoins</text:span></text:p>
              </text:list-item>
            </text:list>
            <text:p><text:span text:style-name="T2"/></text:p>
            <text:p><text:span text:style-name="T2">Keeper.go:</text:span></text:p>
            <text:list text:continue-numbering="true" text:style-name="L2">
              <text:list-item>
                <text:p><text:span text:style-name="T3">DelegateCoins</text:span></text:p>
              </text:list-item>
              <text:list-item>
                <text:p><text:span text:style-name="T3">UndelegateCoins</text:span></text:p>
              </text:list-item>
            </text:list>
          </draw:text-box>
        </draw:frame>
        <draw:custom-shape draw:style-name="gr23" draw:text-style-name="P14" xml:id="id26" draw:id="id26" draw:layer="layout" svg:width="4.604cm" svg:height="1.004cm" svg:x="12.906cm" svg:y="12.442cm">
          <text:p text:style-name="P14"><text:span text:style-name="T8">UndelegateCo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25" draw:id="id25" draw:layer="layout" svg:width="6.135cm" svg:height="0.729cm" svg:x="4.898cm" svg:y="9.425cm">
          <text:p text:style-name="P4"><text:span text:style-name="T5">UndelegateCoinsFromModuleToAccount</text:span></text:p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5.336cm" svg:height="1.791cm" svg:x="9.253cm" svg:y="1.381cm">
          <draw:text-box>
            <text:p><text:span text:style-name="T5">Cosmos – SDK “core” <text:s/>modules:</text:span></text:p>
            <text:list text:style-name="L2">
              <text:list-item>
                <text:p><text:span text:style-name="T5">Staking</text:span></text:p>
                <text:p><text:span text:style-name="T6"/></text:p>
                <text:p><text:span text:style-name="T5"/></text:p>
              </text:list-item>
            </text:list>
          </draw:text-box>
        </draw:frame>
        <draw:frame draw:style-name="gr26" draw:text-style-name="P7" draw:layer="layout" svg:width="7.112cm" svg:height="2.176cm" svg:x="15.478cm" svg:y="1.381cm">
          <draw:text-box>
            <text:p><text:span text:style-name="T5">Osmosis modules:</text:span></text:p>
            <text:list text:style-name="L2">
              <text:list-item>
                <text:p><text:span text:style-name="T5">GAMM module</text:span></text:p>
              </text:list-item>
              <text:list-item>
                <text:p><text:span text:style-name="T5">TokenFactory (func not used?) </text:span></text:p>
                <text:p><text:span text:style-name="T5"/></text:p>
                <text:p><text:span text:style-name="T5"/></text:p>
              </text:list-item>
            </text:list>
          </draw:text-box>
        </draw:frame>
        <draw:custom-shape draw:style-name="gr27" draw:text-style-name="P9" xml:id="id24" draw:id="id24" draw:layer="layout" svg:width="2.685cm" svg:height="0.73cm" svg:x="1cm" svg:y="9.333cm">
          <text:p text:style-name="P8"><text:span text:style-name="T2">Staking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draw:type="line" svg:x1="3.685cm" svg:y1="9.698cm" svg:x2="4.898cm" svg:y2="9.789cm" draw:start-shape="id24" draw:start-glue-point="1" draw:end-shape="id25" svg:d="M3685 9698l1213 91" svg:viewBox="0 0 1214 92">
          <text:p/>
        </draw:connector>
        <draw:connector draw:style-name="gr7" draw:text-style-name="P15" draw:layer="layout" draw:type="line" svg:x1="11.033cm" svg:y1="9.789cm" svg:x2="12.906cm" svg:y2="12.944cm" draw:start-shape="id25" draw:start-glue-point="1" draw:end-shape="id26" svg:d="M11033 9789l1873 3155" svg:viewBox="0 0 1874 3156">
          <text:p/>
        </draw:connector>
        <draw:custom-shape draw:style-name="gr23" draw:text-style-name="P14" xml:id="id28" draw:id="id28" draw:layer="layout" svg:width="4.604cm" svg:height="1.004cm" svg:x="12.961cm" svg:y="13.712cm">
          <text:p text:style-name="P14"><text:span text:style-name="T8">DelegateCo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27" draw:id="id27" draw:layer="layout" svg:width="6.095cm" svg:height="0.73cm" svg:x="4.938cm" svg:y="10.557cm">
          <text:p text:style-name="P4"><text:span text:style-name="T5">DelegateCoinsFromModuleToAccount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draw:type="line" svg:x1="11.033cm" svg:y1="10.922cm" svg:x2="12.961cm" svg:y2="14.214cm" draw:start-shape="id27" draw:start-glue-point="1" draw:end-shape="id28" draw:end-glue-point="3" svg:d="M11033 10922l1928 3292" svg:viewBox="0 0 1929 3293">
          <text:p/>
        </draw:connector>
        <draw:connector draw:style-name="gr7" draw:text-style-name="P15" draw:layer="layout" draw:type="line" svg:x1="3.685cm" svg:y1="9.698cm" svg:x2="4.938cm" svg:y2="10.922cm" draw:start-shape="id24" draw:start-glue-point="1" draw:end-shape="id27" draw:end-glue-point="3" svg:d="M3685 9698l1253 1224" svg:viewBox="0 0 1254 1225">
          <text:p/>
        </draw:connector>
        <draw:frame draw:style-name="gr29" draw:text-style-name="P10" draw:layer="layout" svg:width="5.461cm" svg:height="1.343cm" svg:x="21.194cm" svg:y="7.278cm">
          <draw:text-box>
            <text:p><text:span text:style-name="T7">Osmosis modules</text:span></text:p>
          </draw:text-box>
        </draw:frame>
        <draw:custom-shape draw:style-name="gr30" draw:text-style-name="P9" xml:id="id29" draw:id="id29" draw:layer="layout" svg:width="3.937cm" svg:height="1.016cm" svg:x="21.567cm" svg:y="8.248cm">
          <text:p text:style-name="P8"><text:span text:style-name="T2">GA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draw:type="line" svg:x1="21.567cm" svg:y1="8.756cm" svg:x2="11.033cm" svg:y2="9.789cm" draw:start-shape="id29" draw:start-glue-point="3" draw:end-shape="id25" draw:end-glue-point="1" svg:d="M21567 8756l-10534 1033" svg:viewBox="0 0 10535 1034">
          <text:p/>
        </draw:connector>
        <draw:connector draw:style-name="gr12" draw:text-style-name="P6" draw:layer="layout" draw:type="line" svg:x1="21.567cm" svg:y1="8.756cm" svg:x2="11.033cm" svg:y2="10.922cm" draw:start-shape="id29" draw:start-glue-point="3" draw:end-shape="id27" draw:end-glue-point="1" svg:d="M21567 8756l-10534 2166" svg:viewBox="0 0 10535 2167">
          <text:p/>
        </draw:connector>
        <draw:custom-shape draw:style-name="gr31" draw:text-style-name="P9" xml:id="id30" draw:id="id30" draw:layer="layout" svg:width="5.969cm" svg:height="1.016cm" svg:x="20.812cm" svg:y="10.017cm">
          <text:p text:style-name="P8"><text:span text:style-name="T2">Token Factory</text:span></text:p>
          <text:p text:style-name="P8"><text:span text:style-name="T2">(functions are expected but, not us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6" draw:layer="layout" draw:type="line" svg:x1="20.812cm" svg:y1="10.525cm" svg:x2="11.033cm" svg:y2="10.922cm" draw:start-shape="id30" draw:start-glue-point="3" draw:end-shape="id27" draw:end-glue-point="1" svg:d="M20812 10525l-9779 397" svg:viewBox="0 0 9780 398">
          <text:p/>
        </draw:connector>
        <draw:connector draw:style-name="gr32" draw:text-style-name="P6" draw:layer="layout" draw:type="line" svg:x1="20.812cm" svg:y1="10.525cm" svg:x2="11.033cm" svg:y2="9.789cm" draw:start-shape="id30" draw:start-glue-point="3" draw:end-shape="id25" draw:end-glue-point="1" svg:d="M20812 10525l-9779-736" svg:viewBox="0 0 9780 737">
          <text:p/>
        </draw:connector>
        <draw:frame draw:style-name="gr29" draw:text-style-name="P12" draw:layer="layout" svg:width="2.413cm" svg:height="1.343cm" svg:x="17.002cm" svg:y="7.023cm">
          <draw:text-box>
            <text:p text:style-name="P11"><text:span text:style-name="T7">Bank module</text:span></text:p>
          </draw:text-box>
        </draw:frame>
        <draw:frame draw:style-name="gr29" draw:text-style-name="P10" draw:layer="layout" svg:width="3.174cm" svg:height="1.343cm" svg:x="1.001cm" svg:y="7.224cm">
          <draw:text-box>
            <text:p><text:span text:style-name="T7">Core modules</text:span></text:p>
          </draw:text-box>
        </draw:frame>
      </draw:page>
      <draw:page draw:name="page3" draw:style-name="dp1" draw:master-page-name="Default">
        <draw:custom-shape draw:style-name="gr33" draw:text-style-name="P1" draw:layer="layout" svg:width="14.224cm" svg:height="9.017cm" svg:x="11.795cm" svg:y="6.842cm">
          <text:p/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9.652cm" svg:height="5.256cm" svg:x="1cm" svg:y="0.959cm">
          <draw:text-box>
            <text:p><text:span text:style-name="T9">IMPACT ON COSMOS SDK </text:span><text:span text:style-name="T1">CORE MODULES</text:span><text:span text:style-name="T9">:</text:span><text:span text:style-name="T1"><text:line-break/></text:span><text:span text:style-name="T1"><text:line-break/></text:span><text:span text:style-name="T1">Bank Module’s BeforeSend Hook </text:span><text:span text:style-name="T1"><text:line-break/></text:span><text:span text:style-name="T1"><text:line-break/></text:span><text:span text:style-name="T1">is called from: </text:span></text:p>
            <text:p><text:span text:style-name="T2"><text:line-break/></text:span><text:span text:style-name="T2">send.go:</text:span></text:p>
            <text:list text:style-name="L2">
              <text:list-item>
                <text:p><text:span text:style-name="T3">SendCoins</text:span></text:p>
              </text:list-item>
              <text:list-item>
                <text:p><text:span text:style-name="T3">SendManyCoins</text:span></text:p>
              </text:list-item>
            </text:list>
            <text:p><text:span text:style-name="T2"/></text:p>
            <text:p><text:span text:style-name="T2">Keeper.go:</text:span></text:p>
            <text:list text:continue-numbering="true" text:style-name="L2">
              <text:list-item>
                <text:p><text:span text:style-name="T2">DelegateCoins</text:span></text:p>
              </text:list-item>
              <text:list-item>
                <text:p><text:span text:style-name="T2">UndelegateCoins</text:span></text:p>
              </text:list-item>
            </text:list>
          </draw:text-box>
        </draw:frame>
        <draw:custom-shape draw:style-name="gr3" draw:text-style-name="P3" xml:id="id32" draw:id="id32" draw:layer="layout" svg:width="4.445cm" svg:height="1.397cm" svg:x="21.193cm" svg:y="12.43cm">
          <text:p text:style-name="P3"><text:span text:style-name="T4">sendCo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1" draw:id="id31" draw:layer="layout" svg:width="5.842cm" svg:height="1.016cm" svg:x="12.404cm" svg:y="10.56cm">
          <text:p text:style-name="P4"><text:span text:style-name="T5">SendCoinsFromModuleTo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3" draw:id="id33" draw:layer="layout" svg:width="5.842cm" svg:height="1.016cm" svg:x="12.404cm" svg:y="11.96cm">
          <text:p text:style-name="P4"><text:span text:style-name="T5">SendCoinsFromModuleTo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4" draw:id="id34" draw:layer="layout" svg:width="5.842cm" svg:height="1.016cm" svg:x="12.404cm" svg:y="13.36cm">
          <text:p text:style-name="P4"><text:span text:style-name="T5">SendCoinsFromAccountTo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0" draw:id="id40" draw:layer="layout" svg:width="6.594cm" svg:height="1.016cm" svg:x="8.776cm" svg:y="16.748cm">
          <text:p text:style-name="P4"><text:span text:style-name="T5">CreateVestingAccount</text:span><text:span text:style-name="T5"><text:line-break/></text:span><text:span text:style-name="T5">(Auth, creates vesting acc and sends co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1" draw:id="id41" draw:layer="layout" svg:width="5.842cm" svg:height="1.016cm" svg:x="10.154cm" svg:y="17.963cm">
          <text:p text:style-name="P4"><text:span text:style-name="T5">CreateClawbackVesting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42" draw:id="id42" draw:layer="layout" svg:width="5.842cm" svg:height="1.27cm" svg:x="12.854cm" svg:y="19.034cm">
          <text:p text:style-name="P4"><text:span text:style-name="T5">Clawback</text:span></text:p>
          <text:p text:style-name="P4"><text:span text:style-name="T5">(removes the unvested amount </text:span></text:p>
          <text:p text:style-name="P4"><text:span text:style-name="T5">from a ClawbackVestingAccou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8.246cm" svg:y1="11.068cm" svg:x2="21.193cm" svg:y2="13.128cm" draw:start-shape="id31" draw:end-shape="id32" draw:end-glue-point="3" svg:d="M18246 11068l2947 2060" svg:viewBox="0 0 2948 2061">
          <text:p/>
        </draw:connector>
        <draw:connector draw:style-name="gr7" draw:text-style-name="P6" draw:layer="layout" draw:type="line" svg:x1="18.246cm" svg:y1="12.468cm" svg:x2="21.193cm" svg:y2="13.128cm" draw:start-shape="id33" draw:start-glue-point="1" draw:end-shape="id32" draw:end-glue-point="3" svg:d="M18246 12468l2947 660" svg:viewBox="0 0 2948 661">
          <text:p/>
        </draw:connector>
        <draw:connector draw:style-name="gr7" draw:text-style-name="P6" draw:layer="layout" draw:type="line" svg:x1="18.246cm" svg:y1="13.868cm" svg:x2="21.193cm" svg:y2="13.128cm" draw:start-shape="id34" draw:start-glue-point="1" draw:end-shape="id32" draw:end-glue-point="3" svg:d="M18246 13868l2947-740" svg:viewBox="0 0 2948 741">
          <text:p/>
        </draw:connector>
        <draw:frame draw:style-name="gr8" draw:text-style-name="P7" draw:layer="layout" svg:width="5.759cm" svg:height="3.716cm" svg:x="14.206cm" svg:y="1.635cm">
          <draw:text-box>
            <text:p><text:span text:style-name="T5">Cosmos – SDK “core” <text:s/>modules:</text:span></text:p>
            <text:list text:style-name="L2">
              <text:list-item>
                <text:p><text:span text:style-name="T5">Governance</text:span></text:p>
              </text:list-item>
              <text:list-item>
                <text:p><text:span text:style-name="T5">Distribution</text:span></text:p>
              </text:list-item>
              <text:list-item>
                <text:p><text:span text:style-name="T5">Staking</text:span></text:p>
              </text:list-item>
              <text:list-item>
                <text:p><text:span text:style-name="T6">Mint</text:span></text:p>
              </text:list-item>
              <text:list-item>
                <text:p><text:span text:style-name="T5">Auth</text:span></text:p>
              </text:list-item>
              <text:list-item>
                <text:p><text:span text:style-name="T5">Crisis</text:span></text:p>
              </text:list-item>
              <text:list-item>
                <text:p><text:span text:style-name="T5">FeeGrant (func is not used?)</text:span></text:p>
                <text:p><text:span text:style-name="T5"/></text:p>
              </text:list-item>
            </text:list>
          </draw:text-box>
        </draw:frame>
        <draw:custom-shape draw:style-name="gr10" draw:text-style-name="P9" xml:id="id35" draw:id="id35" draw:layer="layout" svg:width="3.937cm" svg:height="1.016cm" svg:x="0.992cm" svg:y="7.463cm">
          <text:p text:style-name="P8"><text:span text:style-name="T2">Govern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953cm" svg:height="1.016cm" svg:x="1cm" svg:y="11.916cm">
          <text:p text:style-name="P8"><text:span text:style-name="T2">Auth</text:span><text:span text:style-name="T2"><text:line-break/></text:span><text:span text:style-name="T2">(ante handler, fees - DeductFe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5.953cm" svg:y1="14.224cm" svg:x2="12.404cm" svg:y2="13.868cm" draw:end-shape="id34" draw:end-glue-point="3" svg:d="M5953 14224l6451-356" svg:viewBox="0 0 6452 357">
          <text:p/>
        </draw:connector>
        <draw:connector draw:style-name="gr7" draw:text-style-name="P6" draw:layer="layout" draw:type="line" svg:x1="2.96cm" svg:y1="8.479cm" svg:x2="15.325cm" svg:y2="11.96cm" draw:start-shape="id35" draw:start-glue-point="2" draw:end-shape="id33" draw:end-glue-point="0" svg:d="M2960 8479l12365 3481" svg:viewBox="0 0 12366 3482">
          <text:p/>
        </draw:connector>
        <draw:custom-shape draw:style-name="gr13" draw:text-style-name="P9" xml:id="id36" draw:id="id36" draw:layer="layout" svg:width="7.239cm" svg:height="1.162cm" svg:x="0.914cm" svg:y="13.413cm">
          <text:p text:style-name="P8"><text:span text:style-name="T2">Crisis</text:span><text:span text:style-name="T2"><text:line-break/></text:span><text:span text:style-name="T2">(VerifyInvariant -&gt;</text:span></text:p>
          <text:p text:style-name="P8"><text:span text:style-name="T2">SendCoinsFromAccountToThe FeeCollect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xml:id="id37" draw:id="id37" draw:layer="layout" svg:width="4.064cm" svg:height="1.016cm" svg:x="0.992cm" svg:y="10.503cm">
          <text:p text:style-name="P8"><text:span text:style-name="T2">Distribution</text:span><text:span text:style-name="T2"><text:line-break/></text:span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8.153cm" svg:y1="13.994cm" svg:x2="12.404cm" svg:y2="13.868cm" draw:start-shape="id36" draw:start-glue-point="1" draw:end-shape="id34" draw:end-glue-point="3" svg:d="M8153 13994l4251-126" svg:viewBox="0 0 4252 127">
          <text:p/>
        </draw:connector>
        <draw:connector draw:style-name="gr7" draw:text-style-name="P6" draw:layer="layout" draw:type="line" svg:x1="5.056cm" svg:y1="11.011cm" svg:x2="12.404cm" svg:y2="11.068cm" draw:start-shape="id37" draw:start-glue-point="1" draw:end-shape="id31" draw:end-glue-point="3" svg:d="M5056 11011l7348 57" svg:viewBox="0 0 7349 58">
          <text:p/>
        </draw:connector>
        <draw:connector draw:style-name="gr7" draw:text-style-name="P6" draw:layer="layout" draw:type="line" svg:x1="5.056cm" svg:y1="11.011cm" svg:x2="12.404cm" svg:y2="13.868cm" draw:start-shape="id37" draw:start-glue-point="1" draw:end-shape="id34" draw:end-glue-point="3" svg:d="M5056 11011l7348 2857" svg:viewBox="0 0 7349 2858">
          <text:p/>
        </draw:connector>
        <draw:connector draw:style-name="gr7" draw:text-style-name="P6" draw:layer="layout" draw:type="line" svg:x1="5.056cm" svg:y1="11.011cm" svg:x2="12.404cm" svg:y2="12.468cm" draw:start-shape="id37" draw:start-glue-point="1" draw:end-shape="id33" draw:end-glue-point="3" svg:d="M5056 11011l7348 1457" svg:viewBox="0 0 7349 1458">
          <text:p/>
        </draw:connector>
        <draw:custom-shape draw:style-name="gr11" draw:text-style-name="P9" xml:id="id38" draw:id="id38" draw:layer="layout" svg:width="4.953cm" svg:height="1.016cm" svg:x="0.905cm" svg:y="15.361cm">
          <text:p text:style-name="P8"><text:span text:style-name="T2">FeeGrant</text:span></text:p>
          <text:p text:style-name="P8"><text:span text:style-name="T2">(func is expected, but not us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draw:type="line" svg:x1="5.858cm" svg:y1="15.869cm" svg:x2="12.404cm" svg:y2="13.868cm" draw:start-shape="id38" draw:start-glue-point="1" draw:end-shape="id34" svg:d="M5858 15869l6546-2001" svg:viewBox="0 0 6547 2002">
          <text:p/>
        </draw:connector>
        <draw:connector draw:style-name="gr7" draw:text-style-name="P6" draw:layer="layout" draw:type="line" svg:x1="2.96cm" svg:y1="8.479cm" svg:x2="12.404cm" svg:y2="13.868cm" draw:start-shape="id35" draw:start-glue-point="2" draw:end-shape="id34" draw:end-glue-point="3" svg:d="M2960 8479l9444 5389" svg:viewBox="0 0 9445 5390">
          <text:p/>
        </draw:connector>
        <draw:custom-shape draw:style-name="gr10" draw:text-style-name="P9" xml:id="id39" draw:id="id39" draw:layer="layout" svg:width="3.937cm" svg:height="1.016cm" svg:x="1.027cm" svg:y="8.945cm">
          <text:p text:style-name="P8"><text:span text:style-name="T2">Sta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0" draw:layer="layout" svg:width="4.572cm" svg:height="0.889cm" svg:x="4.302cm" svg:y="6.334cm">
          <draw:text-box>
            <text:p><text:span text:style-name="T7">Core modules</text:span></text:p>
          </draw:text-box>
        </draw:frame>
        <draw:connector draw:style-name="gr7" draw:text-style-name="P6" draw:layer="layout" draw:type="line" svg:x1="4.964cm" svg:y1="9.453cm" svg:x2="12.404cm" svg:y2="11.068cm" draw:start-shape="id39" draw:start-glue-point="1" draw:end-shape="id31" draw:end-glue-point="3" svg:d="M4964 9453l7440 1615" svg:viewBox="0 0 7441 1616">
          <text:p/>
        </draw:connector>
        <draw:connector draw:style-name="gr7" draw:text-style-name="P6" draw:layer="layout" draw:type="line" svg:x1="12.073cm" svg:y1="16.748cm" svg:x2="21.193cm" svg:y2="13.128cm" draw:start-shape="id40" draw:start-glue-point="0" draw:end-shape="id32" draw:end-glue-point="3" svg:d="M12073 16748l9120-3620" svg:viewBox="0 0 9121 3621">
          <text:p/>
        </draw:connector>
        <draw:connector draw:style-name="gr7" draw:text-style-name="P6" draw:layer="layout" draw:type="line" svg:x1="13.075cm" svg:y1="17.963cm" svg:x2="21.193cm" svg:y2="13.128cm" draw:start-shape="id41" draw:start-glue-point="0" draw:end-shape="id32" draw:end-glue-point="3" svg:d="M13075 17963l8118-4835" svg:viewBox="0 0 8119 4836">
          <text:p/>
        </draw:connector>
        <draw:connector draw:style-name="gr7" draw:text-style-name="P6" draw:layer="layout" draw:type="line" svg:x1="15.775cm" svg:y1="19.034cm" svg:x2="21.193cm" svg:y2="13.128cm" draw:start-shape="id42" draw:start-glue-point="0" draw:end-shape="id32" svg:d="M15775 19034l5418-5906" svg:viewBox="0 0 5419 5907">
          <text:p/>
        </draw:connector>
        <draw:frame draw:style-name="gr15" draw:text-style-name="P12" draw:layer="layout" svg:width="2.413cm" svg:height="1.343cm" svg:x="12.049cm" svg:y="6.896cm">
          <draw:text-box>
            <text:p text:style-name="P11"><text:span text:style-name="T7">Bank module</text:span></text:p>
          </draw:text-box>
        </draw:frame>
        <draw:custom-shape draw:style-name="gr19" draw:text-style-name="P13" draw:layer="layout" svg:width="11.176cm" svg:height="4.064cm" svg:x="8.361cm" svg:y="16.748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1.721cm" svg:height="0.636cm" svg:x="8.615cm" svg:y="19.923cm">
          <draw:text-box>
            <text:p><text:span text:style-name="T5">Vesting</text:span></text:p>
          </draw:text-box>
        </draw:frame>
      </draw:page>
      <draw:page draw:name="page4" draw:style-name="dp1" draw:master-page-name="Default">
        <draw:custom-shape draw:style-name="gr21" draw:text-style-name="P1" draw:layer="layout" svg:width="15.24cm" svg:height="8.763cm" svg:x="4.302cm" svg:y="6.969cm">
          <text:p/>
          <draw:enhanced-geometry svg:viewBox="0 0 21600 21600" draw:type="rectangle" draw:enhanced-path="M 0 0 L 21600 0 21600 21600 0 21600 0 0 Z N"/>
        </draw:custom-shape>
        <draw:frame draw:style-name="gr36" draw:text-style-name="P17" draw:layer="layout" svg:width="8.001cm" svg:height="5.256cm" svg:x="1.254cm" svg:y="1cm">
          <draw:text-box>
            <text:p text:style-name="P16"><text:span text:style-name="T9">IMPACT ON COSMOS SDK </text:span><text:span text:style-name="T1">CORE MODULES</text:span><text:span text:style-name="T9">:</text:span></text:p>
            <text:p text:style-name="P16"><text:span text:style-name="T9"/></text:p>
            <text:p><text:span text:style-name="T1">Bank Module’s BeforeSend Hook</text:span><text:span text:style-name="T1"><text:line-break/></text:span><text:span text:style-name="T1"><text:line-break/></text:span><text:span text:style-name="T1">is called from: </text:span></text:p>
            <text:p><text:span text:style-name="T2"><text:line-break/></text:span><text:span text:style-name="T2">send.go:</text:span></text:p>
            <text:list text:style-name="L2">
              <text:list-item>
                <text:p><text:span text:style-name="T2">SendCoins</text:span></text:p>
              </text:list-item>
              <text:list-item>
                <text:p><text:span text:style-name="T2">SendManyCoins</text:span></text:p>
              </text:list-item>
            </text:list>
            <text:p><text:span text:style-name="T2"/></text:p>
            <text:p><text:span text:style-name="T2">Keeper.go:</text:span></text:p>
            <text:list text:continue-numbering="true" text:style-name="L2">
              <text:list-item>
                <text:p><text:span text:style-name="T3">DelegateCoins</text:span></text:p>
              </text:list-item>
              <text:list-item>
                <text:p><text:span text:style-name="T3">UndelegateCoins</text:span></text:p>
              </text:list-item>
            </text:list>
          </draw:text-box>
        </draw:frame>
        <draw:custom-shape draw:style-name="gr23" draw:text-style-name="P14" xml:id="id45" draw:id="id45" draw:layer="layout" svg:width="4.604cm" svg:height="1.004cm" svg:x="13.706cm" svg:y="9.242cm">
          <text:p text:style-name="P14"><text:span text:style-name="T8">UndelegateCo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xml:id="id44" draw:id="id44" draw:layer="layout" svg:width="6.605cm" svg:height="0.729cm" svg:x="5.698cm" svg:y="9.425cm">
          <text:p text:style-name="P4"><text:span text:style-name="T5">UndelegateCoinsFromModuleToAccount</text:span></text:p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5.336cm" svg:height="1.791cm" svg:x="9.253cm" svg:y="1.381cm">
          <draw:text-box>
            <text:p><text:span text:style-name="T5">Cosmos – SDK “core” <text:s/>modules:</text:span></text:p>
            <text:list text:style-name="L2">
              <text:list-item>
                <text:p><text:span text:style-name="T5">Staking</text:span></text:p>
                <text:p><text:span text:style-name="T6"/></text:p>
                <text:p><text:span text:style-name="T5"/></text:p>
              </text:list-item>
            </text:list>
          </draw:text-box>
        </draw:frame>
        <draw:custom-shape draw:style-name="gr27" draw:text-style-name="P9" xml:id="id43" draw:id="id43" draw:layer="layout" svg:width="2.685cm" svg:height="0.73cm" svg:x="1.3cm" svg:y="9.333cm">
          <text:p text:style-name="P8"><text:span text:style-name="T2">Staking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draw:type="line" svg:x1="3.985cm" svg:y1="9.698cm" svg:x2="5.698cm" svg:y2="9.789cm" draw:start-shape="id43" draw:start-glue-point="1" draw:end-shape="id44" svg:d="M3985 9698l1713 91" svg:viewBox="0 0 1714 92">
          <text:p/>
        </draw:connector>
        <draw:connector draw:style-name="gr7" draw:text-style-name="P15" draw:layer="layout" draw:type="line" svg:x1="12.303cm" svg:y1="9.789cm" svg:x2="13.706cm" svg:y2="9.744cm" draw:start-shape="id44" draw:start-glue-point="1" draw:end-shape="id45" svg:d="M12303 9789l1403-45" svg:viewBox="0 0 1404 46">
          <text:p/>
        </draw:connector>
        <draw:custom-shape draw:style-name="gr23" draw:text-style-name="P14" xml:id="id47" draw:id="id47" draw:layer="layout" svg:width="4.604cm" svg:height="1.004cm" svg:x="13.761cm" svg:y="10.412cm">
          <text:p text:style-name="P14"><text:span text:style-name="T8">DelegateCo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xml:id="id46" draw:id="id46" draw:layer="layout" svg:width="6.565cm" svg:height="0.73cm" svg:x="5.738cm" svg:y="10.557cm">
          <text:p text:style-name="P4"><text:span text:style-name="T5">DelegateCoinsFromModuleToAccount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draw:type="line" svg:x1="12.303cm" svg:y1="10.922cm" svg:x2="13.761cm" svg:y2="10.914cm" draw:start-shape="id46" draw:start-glue-point="1" draw:end-shape="id47" draw:end-glue-point="3" svg:d="M12303 10922l1458-8" svg:viewBox="0 0 1459 9">
          <text:p/>
        </draw:connector>
        <draw:connector draw:style-name="gr7" draw:text-style-name="P15" draw:layer="layout" draw:type="line" svg:x1="3.985cm" svg:y1="9.698cm" svg:x2="5.738cm" svg:y2="10.922cm" draw:start-shape="id43" draw:start-glue-point="1" draw:end-shape="id46" draw:end-glue-point="3" svg:d="M3985 9698l1753 1224" svg:viewBox="0 0 1754 1225">
          <text:p/>
        </draw:connector>
        <draw:frame draw:style-name="gr29" draw:text-style-name="P12" draw:layer="layout" svg:width="2.413cm" svg:height="1.343cm" svg:x="17.002cm" svg:y="7.023cm">
          <draw:text-box>
            <text:p text:style-name="P11"><text:span text:style-name="T7">Bank module</text:span></text:p>
          </draw:text-box>
        </draw:frame>
        <draw:frame draw:style-name="gr29" draw:text-style-name="P10" draw:layer="layout" svg:width="3.174cm" svg:height="1.343cm" svg:x="1.001cm" svg:y="7.224cm">
          <draw:text-box>
            <text:p><text:span text:style-name="T7">Core modules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14.224cm" svg:height="11.176cm" svg:x="6.588cm" svg:y="7.858cm">
          <text:p/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11.684cm" svg:height="5.256cm" svg:x="1cm" svg:y="1cm">
          <draw:text-box>
            <text:p><text:span text:style-name="T9">IMPACT ON </text:span><text:span text:style-name="T1">OSMOSIS MODULES</text:span><text:span text:style-name="T9">:</text:span><text:span text:style-name="T9"><text:line-break/></text:span><text:span text:style-name="T1"><text:line-break/></text:span><text:span text:style-name="T1">Bank Module’s BeforeSend Hook</text:span><text:span text:style-name="T1"><text:line-break/></text:span><text:span text:style-name="T1"><text:line-break/></text:span><text:span text:style-name="T1">is called from: </text:span></text:p>
            <text:p><text:span text:style-name="T2"><text:line-break/></text:span><text:span text:style-name="T2">send.go:</text:span></text:p>
            <text:list text:style-name="L2">
              <text:list-item>
                <text:p><text:span text:style-name="T3">SendCoins</text:span></text:p>
              </text:list-item>
              <text:list-item>
                <text:p><text:span text:style-name="T3">SendManyCoins</text:span></text:p>
              </text:list-item>
            </text:list>
            <text:p><text:span text:style-name="T2"/></text:p>
            <text:p><text:span text:style-name="T2">Keeper.go:</text:span></text:p>
            <text:list text:continue-numbering="true" text:style-name="L2">
              <text:list-item>
                <text:p><text:span text:style-name="T2">DelegateCoins</text:span></text:p>
              </text:list-item>
              <text:list-item>
                <text:p><text:span text:style-name="T2">UndelegateCoins</text:span></text:p>
              </text:list-item>
            </text:list>
          </draw:text-box>
        </draw:frame>
        <draw:custom-shape draw:style-name="gr3" draw:text-style-name="P3" xml:id="id49" draw:id="id49" draw:layer="layout" svg:width="4.445cm" svg:height="1.397cm" svg:x="14.843cm" svg:y="16.113cm">
          <text:p text:style-name="P3"><text:span text:style-name="T4">sendCo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8" draw:id="id48" draw:layer="layout" svg:width="5.842cm" svg:height="1.016cm" svg:x="7.324cm" svg:y="12.303cm">
          <text:p text:style-name="P4"><text:span text:style-name="T5">SendCoinsFromModuleTo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50" draw:id="id50" draw:layer="layout" svg:width="5.842cm" svg:height="1.016cm" svg:x="7.324cm" svg:y="13.703cm">
          <text:p text:style-name="P4"><text:span text:style-name="T5">SendCoinsFromModuleTo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51" draw:id="id51" draw:layer="layout" svg:width="5.842cm" svg:height="1.016cm" svg:x="7.324cm" svg:y="15.103cm">
          <text:p text:style-name="P4"><text:span text:style-name="T5">SendCoinsFromAccountTo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3.166cm" svg:y1="12.811cm" svg:x2="14.843cm" svg:y2="16.811cm" draw:start-shape="id48" draw:end-shape="id49" draw:end-glue-point="3" svg:d="M13166 12811l1677 4000" svg:viewBox="0 0 1678 4001">
          <text:p/>
        </draw:connector>
        <draw:connector draw:style-name="gr7" draw:text-style-name="P6" draw:layer="layout" draw:type="line" svg:x1="13.166cm" svg:y1="14.211cm" svg:x2="14.843cm" svg:y2="16.811cm" draw:start-shape="id50" draw:start-glue-point="1" draw:end-shape="id49" draw:end-glue-point="3" svg:d="M13166 14211l1677 2600" svg:viewBox="0 0 1678 2601">
          <text:p/>
        </draw:connector>
        <draw:connector draw:style-name="gr7" draw:text-style-name="P6" draw:layer="layout" draw:type="line" svg:x1="13.166cm" svg:y1="15.611cm" svg:x2="14.843cm" svg:y2="16.811cm" draw:start-shape="id51" draw:start-glue-point="1" draw:end-shape="id49" draw:end-glue-point="3" svg:d="M13166 15611l1677 1200" svg:viewBox="0 0 1678 1201">
          <text:p/>
        </draw:connector>
        <draw:frame draw:style-name="gr9" draw:text-style-name="P7" draw:layer="layout" svg:width="4.064cm" svg:height="4.101cm" svg:x="14.335cm" svg:y="1.471cm">
          <draw:text-box>
            <text:p><text:span text:style-name="T5">Osmosis modules:</text:span></text:p>
            <text:list text:style-name="L2">
              <text:list-item>
                <text:p><text:span text:style-name="T5">GAMM module</text:span></text:p>
              </text:list-item>
              <text:list-item>
                <text:p><text:span text:style-name="T5">Incentives</text:span></text:p>
              </text:list-item>
              <text:list-item>
                <text:p><text:span text:style-name="T5">Lockup</text:span></text:p>
              </text:list-item>
              <text:list-item>
                <text:p><text:span text:style-name="T5">Mint</text:span></text:p>
              </text:list-item>
              <text:list-item>
                <text:p><text:span text:style-name="T5">PoolIncentives</text:span></text:p>
              </text:list-item>
              <text:list-item>
                <text:p><text:span text:style-name="T5">SuperFluid</text:span></text:p>
              </text:list-item>
              <text:list-item>
                <text:p><text:span text:style-name="T5">TokenFactory</text:span></text:p>
              </text:list-item>
              <text:list-item>
                <text:p><text:span text:style-name="T5">TxFees</text:span></text:p>
                <text:p><text:span text:style-name="T5"/></text:p>
              </text:list-item>
            </text:list>
          </draw:text-box>
        </draw:frame>
        <draw:frame draw:style-name="gr15" draw:text-style-name="P10" draw:layer="layout" svg:width="5.461cm" svg:height="1.343cm" svg:x="4.683cm" svg:y="5.88cm">
          <draw:text-box>
            <text:p><text:span text:style-name="T7">Osmosis modules</text:span></text:p>
          </draw:text-box>
        </draw:frame>
        <draw:custom-shape draw:style-name="gr10" draw:text-style-name="P9" xml:id="id52" draw:id="id52" draw:layer="layout" svg:width="3.937cm" svg:height="1.016cm" svg:x="1cm" svg:y="9.577cm">
          <text:p text:style-name="P8"><text:span text:style-name="T2">GA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draw:type="line" svg:x1="4.937cm" svg:y1="10.085cm" svg:x2="7.324cm" svg:y2="12.811cm" draw:start-shape="id52" draw:start-glue-point="1" draw:end-shape="id48" draw:end-glue-point="3" svg:d="M4937 10085l2387 2726" svg:viewBox="0 0 2388 2727">
          <text:p/>
        </draw:connector>
        <draw:connector draw:style-name="gr7" draw:text-style-name="P6" draw:layer="layout" draw:type="line" svg:x1="4.937cm" svg:y1="10.085cm" svg:x2="7.324cm" svg:y2="14.211cm" draw:start-shape="id52" draw:end-shape="id50" draw:end-glue-point="3" svg:d="M4937 10085l2387 4126" svg:viewBox="0 0 2388 4127">
          <text:p/>
        </draw:connector>
        <draw:connector draw:style-name="gr7" draw:text-style-name="P6" draw:layer="layout" draw:type="line" svg:x1="4.937cm" svg:y1="10.085cm" svg:x2="7.324cm" svg:y2="15.611cm" draw:start-shape="id52" draw:start-glue-point="1" draw:end-shape="id51" draw:end-glue-point="3" svg:d="M4937 10085l2387 5526" svg:viewBox="0 0 2388 5527">
          <text:p/>
        </draw:connector>
        <draw:custom-shape draw:style-name="gr10" draw:text-style-name="P9" xml:id="id53" draw:id="id53" draw:layer="layout" svg:width="3.937cm" svg:height="1.016cm" svg:x="1cm" svg:y="11.625cm">
          <text:p text:style-name="P8"><text:span text:style-name="T2">Incenti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4.937cm" svg:y1="12.133cm" svg:x2="7.324cm" svg:y2="15.611cm" draw:start-shape="id53" draw:start-glue-point="1" draw:end-shape="id51" draw:end-glue-point="3" svg:d="M4937 12133l2387 3478" svg:viewBox="0 0 2388 3479">
          <text:p/>
        </draw:connector>
        <draw:custom-shape draw:style-name="gr16" draw:text-style-name="P5" xml:id="id54" draw:id="id54" draw:layer="layout" svg:width="6.438cm" svg:height="1.016cm" svg:x="7.324cm" svg:y="10.103cm">
          <text:p text:style-name="P4"><text:span text:style-name="T5">SendCoinsFromModuleToManyAccounts</text:span></text:p>
          <text:p text:style-name="P4"><text:span text:style-name="T5">(osmosis specifi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4.937cm" svg:y1="12.133cm" svg:x2="7.324cm" svg:y2="10.611cm" draw:start-shape="id53" draw:start-glue-point="1" draw:end-shape="id54" draw:end-glue-point="3" svg:d="M4937 12133l2387-1522" svg:viewBox="0 0 2388 1523">
          <text:p/>
        </draw:connector>
        <draw:connector draw:style-name="gr12" draw:text-style-name="P6" draw:layer="layout" draw:type="line" svg:x1="4.937cm" svg:y1="12.133cm" svg:x2="7.324cm" svg:y2="14.211cm" draw:start-shape="id53" draw:start-glue-point="1" draw:end-shape="id50" draw:end-glue-point="3" svg:d="M4937 12133l2387 2078" svg:viewBox="0 0 2388 2079">
          <text:p/>
        </draw:connector>
        <draw:custom-shape draw:style-name="gr10" draw:text-style-name="P9" xml:id="id55" draw:id="id55" draw:layer="layout" svg:width="3.937cm" svg:height="1.016cm" svg:x="1cm" svg:y="13.827cm">
          <text:p text:style-name="P8"><text:span text:style-name="T2">Lockup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4.937cm" svg:y1="14.335cm" svg:x2="7.324cm" svg:y2="14.211cm" draw:start-shape="id55" draw:start-glue-point="1" draw:end-shape="id50" draw:end-glue-point="3" svg:d="M4937 14335l2387-124" svg:viewBox="0 0 2388 125">
          <text:p/>
        </draw:connector>
        <draw:connector draw:style-name="gr7" draw:text-style-name="P6" draw:layer="layout" draw:type="line" svg:x1="4.937cm" svg:y1="14.335cm" svg:x2="7.324cm" svg:y2="15.611cm" draw:start-shape="id55" draw:start-glue-point="1" draw:end-shape="id51" draw:end-glue-point="3" svg:d="M4937 14335l2387 1276" svg:viewBox="0 0 2388 1277">
          <text:p/>
        </draw:connector>
        <draw:custom-shape draw:style-name="gr10" draw:text-style-name="P9" xml:id="id56" draw:id="id56" draw:layer="layout" svg:width="3.937cm" svg:height="1.016cm" svg:x="1.019cm" svg:y="15.986cm">
          <text:p text:style-name="P8"><text:span text:style-name="T2">Mint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4.956cm" svg:y1="16.494cm" svg:x2="7.324cm" svg:y2="14.211cm" draw:start-shape="id56" draw:start-glue-point="1" draw:end-shape="id50" draw:end-glue-point="3" svg:d="M4956 16494l2368-2283" svg:viewBox="0 0 2369 2284">
          <text:p/>
        </draw:connector>
        <draw:connector draw:style-name="gr7" draw:text-style-name="P6" draw:layer="layout" draw:type="line" svg:x1="4.956cm" svg:y1="16.494cm" svg:x2="7.324cm" svg:y2="12.811cm" draw:start-shape="id56" draw:start-glue-point="1" draw:end-shape="id48" draw:end-glue-point="3" svg:d="M4956 16494l2368-3683" svg:viewBox="0 0 2369 3684">
          <text:p/>
        </draw:connector>
        <draw:custom-shape draw:style-name="gr10" draw:text-style-name="P9" xml:id="id57" draw:id="id57" draw:layer="layout" svg:width="3.937cm" svg:height="1.016cm" svg:x="22.844cm" svg:y="9.574cm">
          <text:p text:style-name="P8"><text:span text:style-name="T2">Pool Incenti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draw:type="line" svg:x1="22.844cm" svg:y1="10.082cm" svg:x2="13.166cm" svg:y2="12.811cm" draw:start-shape="id57" draw:start-glue-point="3" draw:end-shape="id48" draw:end-glue-point="1" svg:d="M22844 10082l-9678 2729" svg:viewBox="0 0 9679 2730">
          <text:p/>
        </draw:connector>
        <draw:custom-shape draw:style-name="gr10" draw:text-style-name="P9" xml:id="id58" draw:id="id58" draw:layer="layout" svg:width="3.937cm" svg:height="1.016cm" svg:x="22.844cm" svg:y="11.606cm">
          <text:p text:style-name="P8"><text:span text:style-name="T2">Superflu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22.844cm" svg:y1="12.114cm" svg:x2="13.166cm" svg:y2="15.611cm" draw:start-shape="id58" draw:start-glue-point="3" draw:end-shape="id51" draw:end-glue-point="1" svg:d="M22844 12114l-9678 3497" svg:viewBox="0 0 9679 3498">
          <text:p/>
        </draw:connector>
        <draw:connector draw:style-name="gr7" draw:text-style-name="P6" draw:layer="layout" draw:type="line" svg:x1="22.844cm" svg:y1="12.114cm" svg:x2="13.166cm" svg:y2="14.211cm" draw:start-shape="id58" draw:start-glue-point="3" draw:end-shape="id50" draw:end-glue-point="1" svg:d="M22844 12114l-9678 2097" svg:viewBox="0 0 9679 2098">
          <text:p/>
        </draw:connector>
        <draw:custom-shape draw:style-name="gr17" draw:text-style-name="P9" xml:id="id59" draw:id="id59" draw:layer="layout" svg:width="3.937cm" svg:height="0.966cm" svg:x="22.717cm" svg:y="13.511cm">
          <text:p text:style-name="P8"><text:span text:style-name="T2">Token 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22.717cm" svg:y1="13.994cm" svg:x2="13.166cm" svg:y2="15.611cm" draw:start-shape="id59" draw:start-glue-point="3" draw:end-shape="id51" draw:end-glue-point="1" svg:d="M22717 13994l-9551 1617" svg:viewBox="0 0 9552 1618">
          <text:p/>
        </draw:connector>
        <draw:connector draw:style-name="gr7" draw:text-style-name="P6" draw:layer="layout" draw:type="line" svg:x1="22.717cm" svg:y1="13.994cm" svg:x2="13.166cm" svg:y2="14.211cm" draw:start-shape="id59" draw:start-glue-point="3" draw:end-shape="id50" draw:end-glue-point="1" svg:d="M22717 13994l-9551 217" svg:viewBox="0 0 9552 218">
          <text:p/>
        </draw:connector>
        <draw:custom-shape draw:style-name="gr17" draw:text-style-name="P9" xml:id="id60" draw:id="id60" draw:layer="layout" svg:width="3.937cm" svg:height="0.966cm" svg:x="22.844cm" svg:y="15.162cm">
          <text:p text:style-name="P8"><text:span text:style-name="T2">TxF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22.844cm" svg:y1="15.645cm" svg:x2="13.166cm" svg:y2="15.611cm" draw:start-shape="id60" draw:start-glue-point="3" draw:end-shape="id51" draw:end-glue-point="1" svg:d="M22844 15645l-9678-34" svg:viewBox="0 0 9679 35">
          <text:p/>
        </draw:connector>
        <draw:connector draw:style-name="gr7" draw:text-style-name="P6" draw:layer="layout" draw:type="line" svg:x1="22.844cm" svg:y1="15.645cm" svg:x2="13.166cm" svg:y2="12.811cm" draw:start-shape="id60" draw:start-glue-point="3" draw:end-shape="id48" draw:end-glue-point="1" svg:d="M22844 15645l-9678-2834" svg:viewBox="0 0 9679 2835">
          <text:p/>
        </draw:connector>
        <draw:frame draw:style-name="gr15" draw:text-style-name="P12" draw:layer="layout" svg:width="2.413cm" svg:height="1.343cm" svg:x="6.969cm" svg:y="8.039cm">
          <draw:text-box>
            <text:p text:style-name="P11"><text:span text:style-name="T7">Bank module</text:span></text:p>
          </draw:text-box>
        </draw:frame>
        <draw:custom-shape draw:style-name="gr39" draw:text-style-name="P3" xml:id="id61" draw:id="id61" draw:layer="layout" svg:width="4.826cm" svg:height="1.397cm" svg:x="15.208cm" svg:y="8.112cm">
          <text:p text:style-name="P3"><text:span text:style-name="T4">sendManyCo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line" svg:x1="13.762cm" svg:y1="10.611cm" svg:x2="15.208cm" svg:y2="8.81cm" draw:start-shape="id54" draw:start-glue-point="1" draw:end-shape="id61" svg:d="M13762 10611l1446-1801" svg:viewBox="0 0 1447 1802">
          <text:p/>
        </draw:connector>
        <draw:connector draw:style-name="gr7" draw:text-style-name="P6" draw:layer="layout" draw:type="line" svg:x1="4.937cm" svg:y1="10.085cm" svg:x2="14.843cm" svg:y2="16.811cm" draw:start-shape="id52" draw:start-glue-point="1" draw:end-shape="id49" draw:end-glue-point="3" svg:d="M4937 10085l9906 6726" svg:viewBox="0 0 9907 6727">
          <text:p/>
        </draw:connector>
        <draw:connector draw:style-name="gr12" draw:text-style-name="P6" draw:layer="layout" draw:type="line" svg:x1="22.717cm" svg:y1="13.994cm" svg:x2="19.288cm" svg:y2="16.811cm" draw:start-shape="id59" draw:start-glue-point="3" draw:end-shape="id49" draw:end-glue-point="1" svg:d="M22717 13994l-3429 2817" svg:viewBox="0 0 3430 2818">
          <text:p/>
        </draw:connector>
      </draw:page>
      <draw:page draw:name="page6" draw:style-name="dp1" draw:master-page-name="Default">
        <draw:custom-shape draw:style-name="gr21" draw:text-style-name="P1" draw:layer="layout" svg:width="15.24cm" svg:height="8.763cm" svg:x="4.302cm" svg:y="6.969cm">
          <text:p/>
          <draw:enhanced-geometry svg:viewBox="0 0 21600 21600" draw:type="rectangle" draw:enhanced-path="M 0 0 L 21600 0 21600 21600 0 21600 0 0 Z N"/>
        </draw:custom-shape>
        <draw:frame draw:style-name="gr40" draw:text-style-name="P17" draw:layer="layout" svg:width="9.271cm" svg:height="5.641cm" svg:x="1.254cm" svg:y="1cm">
          <draw:text-box>
            <text:p text:style-name="P16"><text:span text:style-name="T9">IMPACT ON </text:span><text:span text:style-name="T1">OSMOSIS MODULES</text:span><text:span text:style-name="T9">:</text:span></text:p>
            <text:p text:style-name="P16"><text:span text:style-name="T9"/></text:p>
            <text:p><text:span text:style-name="T1">Bank Module’s BeforeSend Hook</text:span><text:span text:style-name="T1"><text:line-break/></text:span><text:span text:style-name="T1"><text:line-break/></text:span><text:span text:style-name="T1">is called from: </text:span></text:p>
            <text:p><text:span text:style-name="T2"><text:line-break/></text:span><text:span text:style-name="T2">send.go:</text:span></text:p>
            <text:list text:style-name="L2">
              <text:list-item>
                <text:p><text:span text:style-name="T2">SendCoins</text:span></text:p>
              </text:list-item>
              <text:list-item>
                <text:p><text:span text:style-name="T2">SendManyCoins</text:span></text:p>
              </text:list-item>
            </text:list>
            <text:p><text:span text:style-name="T2"/></text:p>
            <text:p><text:span text:style-name="T2">Keeper.go:</text:span></text:p>
            <text:list text:continue-numbering="true" text:style-name="L2">
              <text:list-item>
                <text:p><text:span text:style-name="T3">DelegateCoins</text:span></text:p>
              </text:list-item>
              <text:list-item>
                <text:p><text:span text:style-name="T3">UndelegateCoins</text:span></text:p>
              </text:list-item>
            </text:list>
          </draw:text-box>
        </draw:frame>
        <draw:custom-shape draw:style-name="gr23" draw:text-style-name="P14" xml:id="id63" draw:id="id63" draw:layer="layout" svg:width="4.604cm" svg:height="1.004cm" svg:x="4.723cm" svg:y="9.315cm">
          <text:p text:style-name="P14"><text:span text:style-name="T8">UndelegateCo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62" draw:id="id62" draw:layer="layout" svg:width="6.135cm" svg:height="0.729cm" svg:x="11.198cm" svg:y="9.425cm">
          <text:p text:style-name="P4"><text:span text:style-name="T5">UndelegateCoinsFromModuleToAccount</text:span></text:p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7.112cm" svg:height="2.176cm" svg:x="15.478cm" svg:y="1.381cm">
          <draw:text-box>
            <text:p><text:span text:style-name="T5">Osmosis modules:</text:span></text:p>
            <text:list text:style-name="L2">
              <text:list-item>
                <text:p><text:span text:style-name="T5">GAMM module</text:span></text:p>
              </text:list-item>
              <text:list-item>
                <text:p><text:span text:style-name="T5">TokenFactory (func not used?) </text:span></text:p>
                <text:p><text:span text:style-name="T5"/></text:p>
                <text:p><text:span text:style-name="T5"/></text:p>
              </text:list-item>
            </text:list>
          </draw:text-box>
        </draw:frame>
        <draw:connector draw:style-name="gr7" draw:text-style-name="P15" draw:layer="layout" draw:type="line" svg:x1="11.198cm" svg:y1="9.789cm" svg:x2="9.327cm" svg:y2="9.817cm" draw:start-shape="id62" draw:start-glue-point="3" draw:end-shape="id63" svg:d="M11198 9789l-1871 28" svg:viewBox="0 0 1872 29">
          <text:p/>
        </draw:connector>
        <draw:custom-shape draw:style-name="gr23" draw:text-style-name="P14" xml:id="id65" draw:id="id65" draw:layer="layout" svg:width="4.604cm" svg:height="1.004cm" svg:x="4.651cm" svg:y="10.68cm">
          <text:p text:style-name="P14"><text:span text:style-name="T8">DelegateCo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64" draw:id="id64" draw:layer="layout" svg:width="6.095cm" svg:height="0.73cm" svg:x="11.238cm" svg:y="10.757cm">
          <text:p text:style-name="P4"><text:span text:style-name="T5">DelegateCoinsFromModul</text:span><text:span text:style-name="T5">eToAccount</text:span></text:p>
          <draw:enhanced-geometry svg:viewBox="0 0 21600 21600" draw:type="rectangle" draw:enhanced-path="M 0 0 L 21600 0 21600 21600 0 21600 0 0 Z N"/>
        </draw:custom-shape>
        <draw:connector draw:style-name="gr7" draw:text-style-name="P15" draw:layer="layout" draw:type="line" svg:x1="11.238cm" svg:y1="11.122cm" svg:x2="9.255cm" svg:y2="11.182cm" draw:start-shape="id64" draw:start-glue-point="3" draw:end-shape="id65" draw:end-glue-point="1" svg:d="M11238 11122l-1983 60" svg:viewBox="0 0 1984 61">
          <text:p/>
        </draw:connector>
        <draw:frame draw:style-name="gr29" draw:text-style-name="P10" draw:layer="layout" svg:width="5.461cm" svg:height="1.343cm" svg:x="21.194cm" svg:y="7.278cm">
          <draw:text-box>
            <text:p><text:span text:style-name="T7">Osmosis modules</text:span></text:p>
          </draw:text-box>
        </draw:frame>
        <draw:custom-shape draw:style-name="gr30" draw:text-style-name="P9" xml:id="id66" draw:id="id66" draw:layer="layout" svg:width="3.937cm" svg:height="1.016cm" svg:x="21.567cm" svg:y="8.248cm">
          <text:p text:style-name="P8"><text:span text:style-name="T2">GA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draw:type="line" svg:x1="21.567cm" svg:y1="8.756cm" svg:x2="17.333cm" svg:y2="9.789cm" draw:start-shape="id66" draw:start-glue-point="3" draw:end-shape="id62" draw:end-glue-point="1" svg:d="M21567 8756l-4234 1033" svg:viewBox="0 0 4235 1034">
          <text:p/>
        </draw:connector>
        <draw:connector draw:style-name="gr12" draw:text-style-name="P6" draw:layer="layout" draw:type="line" svg:x1="21.567cm" svg:y1="8.756cm" svg:x2="17.333cm" svg:y2="11.122cm" draw:start-shape="id66" draw:start-glue-point="3" draw:end-shape="id64" draw:end-glue-point="1" svg:d="M21567 8756l-4234 2366" svg:viewBox="0 0 4235 2367">
          <text:p/>
        </draw:connector>
        <draw:custom-shape draw:style-name="gr31" draw:text-style-name="P9" xml:id="id67" draw:id="id67" draw:layer="layout" svg:width="5.969cm" svg:height="1.016cm" svg:x="20.812cm" svg:y="10.017cm">
          <text:p text:style-name="P8"><text:span text:style-name="T2">Token Factory</text:span></text:p>
          <text:p text:style-name="P8"><text:span text:style-name="T2">(functions are expected but, not us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6" draw:layer="layout" draw:type="line" svg:x1="20.812cm" svg:y1="10.525cm" svg:x2="17.333cm" svg:y2="11.122cm" draw:start-shape="id67" draw:start-glue-point="3" draw:end-shape="id64" draw:end-glue-point="1" svg:d="M20812 10525l-3479 597" svg:viewBox="0 0 3480 598">
          <text:p/>
        </draw:connector>
        <draw:connector draw:style-name="gr32" draw:text-style-name="P6" draw:layer="layout" draw:type="line" svg:x1="20.812cm" svg:y1="10.525cm" svg:x2="17.333cm" svg:y2="9.789cm" draw:start-shape="id67" draw:start-glue-point="3" draw:end-shape="id62" draw:end-glue-point="1" svg:d="M20812 10525l-3479-736" svg:viewBox="0 0 3480 737">
          <text:p/>
        </draw:connector>
        <draw:frame draw:style-name="gr29" draw:text-style-name="P12" draw:layer="layout" svg:width="2.413cm" svg:height="1.343cm" svg:x="17.002cm" svg:y="7.023cm">
          <draw:text-box>
            <text:p text:style-name="P11"><text:span text:style-name="T7">Bank modul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" svg:font-family="Chilank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9T09:33:01.227608228</meta:creation-date>
    <dc:date>2022-09-01T16:40:19.895220046</dc:date>
    <meta:editing-duration>PT3H15M43S</meta:editing-duration>
    <meta:editing-cycles>21</meta:editing-cycles>
    <meta:generator>LibreOffice/6.4.7.2$Linux_X86_64 LibreOffice_project/40$Build-2</meta:generator>
    <meta:document-statistic meta:object-count="197"/>
  </office:meta>
</office:document-meta>
</file>